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/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Prueba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6">
            <text:p>2016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12000.0">
            <text:p>12000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5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2">
          <table:table-cell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table:style-name="ro2">
          <table:table-cell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Actuación única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2000.0">
            <text:p>12000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string" calcext:value-type="string">
            <text:p/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3000.0">
            <text:p>3000.0</text:p>
          </table:table-cell>
          <table:table-cell table:style-name="ce128" office:value-type="percentage" calcext:value-type="percentage" table:number-columns-spanned="2" table:number-rows-spanned="1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Análisis [6571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000.0">
            <text:p>30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    Diseño [657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 office:value-type="string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table:style-name="ro3">
          <table:table-cell table:style-name="ce5"/>
          <table:table-cell table:style-name="ce19" table:number-columns-spanned="8" table:number-rows-spanned="1"/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table:style-name="ro4">
          <table:table-cell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table:style-name="ro5">
          <table:table-cell table:style-name="ce7"/>
          <table:table-cell table:style-name="ce21" office:value-type="string" calcext:value-type="string" table:number-columns-spanned="8" table:number-rows-spanned="1">
            <text:p>$indicadores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$indicadores_fecha_inicio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$indicadores_fecha_fin</text:p>
          </table:table-cell>
          <table:covered-table-cell table:number-columns-repeated="2" table:style-name="ce16"/>
          <table:table-cell table:style-name="ce134" office:value-type="string" calcext:value-type="string" table:number-columns-spanned="2" table:number-rows-spanned="1">
            <text:p>$indicadores_realizado</text:p>
          </table:table-cell>
          <table:covered-table-cell table:style-name="ce16"/>
          <table:table-cell table:number-columns-repeated="997"/>
        </table:table-row>
        <table:table-row table:style-name="ro2">
          <table:table-cell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12000.0">
            <text:p>12000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3000.0">
            <text:p>3000.0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9000.0">
            <text:p>9000.0</text:p>
          </table:table-cell>
          <table:table-cell table:style-name="ce111" office:value-type="currency" calcext:value-type="currency" table:number-columns-spanned="2" table:number-rows-spanned="1" office:value="0">
            <text:p>0.0</text:p>
          </table:table-cell>
          <table:covered-table-cell table:style-name="ce114"/>
          <table:table-cell table:style-name="ce111" office:value-type="currency" calcext:value-type="currency" office:value="0.0">
            <text:p>0.0</text:p>
          </table:table-cell>
          <table:table-cell table:style-name="ce140" office:value-type="currency" calcext:value-type="currency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5">
            <text:p>0.25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5">
            <text:p>0.75</text:p>
          </table:table-cell>
          <table:table-cell table:style-name="ce102" office:value-type="percentage" calcext:value-type="percentage" table:number-columns-spanned="2" table:number-rows-spanned="1" office:value="0.0">
            <text:p>0.0</text:p>
          </table:table-cell>
          <table:covered-table-cell table:style-name="ce107"/>
          <table:table-cell table:style-name="ce102" office:value-type="percentage" calcext:value-type="percentage" office:value="0.0">
            <text:p>0.0</text:p>
          </table:table-cell>
          <table:table-cell table:style-name="ce141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8"/>
          <table:table-cell table:style-name="ce126" office:value-type="float" calcext:value-type="float" office:value="120.0">
            <text:p>12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3200.0">
            <text:p>13200.0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table:style-name="ro6">
          <table:table-cell table:style-name="ce11" office:value-type="string" calcext:value-type="string">
            <text:p/>
          </table:table-cell>
          <table:table-cell table:style-name="ce29" office:value-type="string" calcext:value-type="string" table:number-columns-spanned="25" table:number-rows-spanned="1">
            <text:p>+Progresos+

Se han corregido 27 defectos.
Se ha mantenido la reunión de inicio del proyecto

+Incidencias+

Se ha comenzado 5 días tarde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8:05:01.16261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5-12-22T18:05:44.718437089</dc:date>
    <meta:editing-duration>P2DT1H40M18S</meta:editing-duration>
    <meta:editing-cycles>116</meta:editing-cycles>
    <meta:generator>LibreOffice/5.0.3.2$Linux_X86_64 LibreOffice_project/00m0$Build-2</meta:generator>
    <meta:document-statistic meta:table-count="1" meta:cell-count="86" meta:object-count="0"/>
  </office:meta>
</office:document-meta>
</file>